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47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3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ext-properties style:font-name="Comfortaa Medium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4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3"/>
          <table:table-cell table:style-name="ce13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56"/>
          <table:table-cell table:style-name="ce13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56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3"/>
          <table:table-cell table:style-name="ce13"/>
          <table:covered-table-cell table:number-columns-repeated="4" table:style-name="ce56"/>
          <table:table-cell table:style-name="ce13"/>
          <table:covered-table-cell table:number-columns-repeated="4" table:style-name="ce56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3"/>
          <table:table-cell table:style-name="ce5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3"/>
          <table:table-cell table:style-name="ce5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56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56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56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40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56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41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56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13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41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56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56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56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42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56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56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6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56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56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44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34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Level Design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3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8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13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3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9.03.21</text:p>
          </table:table-cell>
          <table:table-cell table:style-name="ce7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Backup / Invites</text:p>
          </table:table-cell>
          <table:table-cell table:style-name="ce146" office:value-type="string" calcext:value-type="string">
            <text:p>12.04.21</text:p>
          </table:table-cell>
          <table:table-cell table:style-name="ce167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1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3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16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22.03.21</text:p>
          </table:table-cell>
          <table:table-cell table:style-name="ce30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4-12" calcext:value-type="date">
            <text:p>12.04.21</text:p>
          </table:table-cell>
          <table:table-cell table:style-name="ce30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23.03.21</text:p>
          </table:table-cell>
          <table:table-cell table:style-name="ce64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erstellen(cube_2)</text:p>
          </table:table-cell>
          <table:table-cell table:style-name="ce111" office:value-type="date" office:date-value="2021-04-13" calcext:value-type="date">
            <text:p>13.04.21</text:p>
          </table:table-cell>
          <table:table-cell table:style-name="ce30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25.03.21</text:p>
          </table:table-cell>
          <table:table-cell table:style-name="ce30"/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 (cube_3)</text:p>
          </table:table-cell>
          <table:table-cell table:style-name="ce111" office:value-type="date" office:date-value="2021-04-14" calcext:value-type="date">
            <text:p>14.04.21</text:p>
          </table:table-cell>
          <table:table-cell table:style-name="ce30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akter Design (cube_4)</text:p>
          </table:table-cell>
          <table:table-cell table:style-name="ce127" office:value-type="date" office:date-value="2021-04-15" calcext:value-type="date">
            <text:p>15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9"/>
        </table:table-row>
        <table:table-row table:style-name="ro7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73" calcext:value-type="float">
            <text:p>73</text:p>
          </table:table-cell>
          <table:table-cell table:style-name="ce1" table:number-columns-repeated="49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.00.0000</text:date>, <text:time style:data-style-name="N2" text:time-value="19:32:03.1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18</meta:editing-cycles>
    <meta:editing-duration>PT1H42M10S</meta:editing-duration>
    <dc:date>2021-04-15T19:34:39.301000000</dc:date>
    <meta:document-statistic meta:table-count="1" meta:cell-count="431" meta:object-count="0"/>
  </office:meta>
</office:document-meta>
</file>